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7e5e79" officeooo:paragraph-rsid="007e5e79"/>
    </style:style>
    <style:style style:name="P2" style:family="paragraph" style:parent-style-name="Text_20_body">
      <style:text-properties officeooo:rsid="009ab99a" officeooo:paragraph-rsid="009ab99a"/>
    </style:style>
    <style:style style:name="P3" style:family="paragraph" style:parent-style-name="Text_20_body">
      <style:text-properties officeooo:paragraph-rsid="009ab99a"/>
    </style:style>
    <style:style style:name="P4" style:family="paragraph" style:parent-style-name="Text_20_body">
      <style:text-properties officeooo:paragraph-rsid="00afab11"/>
    </style:style>
    <style:style style:name="P5" style:family="paragraph" style:parent-style-name="Text_20_body">
      <style:text-properties officeooo:rsid="00b10c64" officeooo:paragraph-rsid="00b10f73"/>
    </style:style>
    <style:style style:name="P6" style:family="paragraph" style:parent-style-name="Code">
      <style:text-properties fo:font-weight="bold" style:font-weight-asian="bold" style:font-weight-complex="bold"/>
    </style:style>
    <style:style style:name="P7" style:family="paragraph" style:parent-style-name="Code">
      <style:text-properties officeooo:paragraph-rsid="00afab11"/>
    </style:style>
    <style:style style:name="P8" style:family="paragraph" style:parent-style-name="Code">
      <style:text-properties officeooo:rsid="00b3e2af" officeooo:paragraph-rsid="00b3e2af"/>
    </style:style>
    <style:style style:name="P9" style:family="paragraph" style:parent-style-name="Code">
      <style:text-properties officeooo:rsid="00b56050" officeooo:paragraph-rsid="00b56050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b10c64" officeooo:paragraph-rsid="00b10f73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b10f73" officeooo:paragraph-rsid="00b1e817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96a1ad"/>
    </style:style>
    <style:style style:name="P14" style:family="paragraph" style:parent-style-name="Text_20_body" style:list-style-name="L1">
      <style:text-properties officeooo:paragraph-rsid="00afab11"/>
    </style:style>
    <style:style style:name="P15" style:family="paragraph" style:parent-style-name="Text_20_body" style:list-style-name="L1">
      <style:text-properties officeooo:paragraph-rsid="00b5c422"/>
    </style:style>
    <style:style style:name="P16" style:family="paragraph" style:parent-style-name="Text_20_body" style:list-style-name="L1">
      <style:text-properties fo:font-size="12pt" officeooo:rsid="00b5b7cf" officeooo:paragraph-rsid="00b5b7cf" style:font-size-asian="12pt" style:font-size-complex="12pt"/>
    </style:style>
    <style:style style:name="P17" style:family="paragraph" style:parent-style-name="Text_20_body" style:list-style-name="L1">
      <style:text-properties officeooo:rsid="009cc9a5" officeooo:paragraph-rsid="009cc9a5"/>
    </style:style>
    <style:style style:name="P18" style:family="paragraph" style:parent-style-name="Text_20_body" style:list-style-name="L1">
      <style:text-properties officeooo:rsid="009cc9a5" officeooo:paragraph-rsid="00a44f33"/>
    </style:style>
    <style:style style:name="P19" style:family="paragraph" style:parent-style-name="Text_20_body" style:list-style-name="L1">
      <style:text-properties officeooo:rsid="009cc9a5" officeooo:paragraph-rsid="00b618ee"/>
    </style:style>
    <style:style style:name="P20" style:family="paragraph" style:parent-style-name="Text_20_body" style:list-style-name="L1">
      <style:text-properties officeooo:rsid="007f595c" officeooo:paragraph-rsid="009cc9a5"/>
    </style:style>
    <style:style style:name="P21" style:family="paragraph" style:parent-style-name="Text_20_body" style:list-style-name="L1">
      <style:text-properties officeooo:rsid="007f595c" officeooo:paragraph-rsid="00a44f33"/>
    </style:style>
    <style:style style:name="P22" style:family="paragraph" style:parent-style-name="Text_20_body" style:list-style-name="L1">
      <style:text-properties officeooo:rsid="007f595c" officeooo:paragraph-rsid="00a50979"/>
    </style:style>
    <style:style style:name="P23" style:family="paragraph" style:parent-style-name="Text_20_body" style:list-style-name="L1">
      <style:text-properties officeooo:rsid="007f595c" officeooo:paragraph-rsid="00ae5742"/>
    </style:style>
    <style:style style:name="P24" style:family="paragraph" style:parent-style-name="Text_20_body" style:list-style-name="L1">
      <style:text-properties officeooo:rsid="007f595c" officeooo:paragraph-rsid="00afab11"/>
    </style:style>
    <style:style style:name="P25" style:family="paragraph" style:parent-style-name="Text_20_body" style:list-style-name="L1">
      <style:text-properties officeooo:rsid="007f595c" officeooo:paragraph-rsid="00b5c422"/>
    </style:style>
    <style:style style:name="P26" style:family="paragraph" style:parent-style-name="Text_20_body" style:list-style-name="L1">
      <style:text-properties officeooo:rsid="007f595c" officeooo:paragraph-rsid="00b618ee"/>
    </style:style>
    <style:style style:name="P27" style:family="paragraph" style:parent-style-name="Text_20_body" style:list-style-name="L1">
      <style:text-properties officeooo:rsid="007f595c" officeooo:paragraph-rsid="00b7ddb4"/>
    </style:style>
    <style:style style:name="P28" style:family="paragraph" style:parent-style-name="Text_20_body" style:list-style-name="L1">
      <style:text-properties officeooo:rsid="009e4563" officeooo:paragraph-rsid="009e4563"/>
    </style:style>
    <style:style style:name="P29" style:family="paragraph" style:parent-style-name="Text_20_body" style:list-style-name="L1">
      <style:text-properties officeooo:rsid="009e4563" officeooo:paragraph-rsid="00a50979"/>
    </style:style>
    <style:style style:name="P30" style:family="paragraph" style:parent-style-name="Text_20_body" style:list-style-name="L1">
      <style:text-properties officeooo:rsid="009e4563" officeooo:paragraph-rsid="00ae5742"/>
    </style:style>
    <style:style style:name="P31" style:family="paragraph" style:parent-style-name="Text_20_body" style:list-style-name="L1">
      <style:text-properties officeooo:rsid="009e4563" officeooo:paragraph-rsid="00afab11"/>
    </style:style>
    <style:style style:name="P32" style:family="paragraph" style:parent-style-name="Text_20_body" style:list-style-name="L1">
      <style:text-properties officeooo:rsid="009e4563" officeooo:paragraph-rsid="00b5c422"/>
    </style:style>
    <style:style style:name="P33" style:family="paragraph" style:parent-style-name="Text_20_body" style:list-style-name="L1">
      <style:text-properties officeooo:rsid="009e4563" officeooo:paragraph-rsid="00b618ee"/>
    </style:style>
    <style:style style:name="P34" style:family="paragraph" style:parent-style-name="Text_20_body" style:list-style-name="L1">
      <style:text-properties officeooo:rsid="009e4563" officeooo:paragraph-rsid="00b7ddb4"/>
    </style:style>
    <style:style style:name="P35" style:family="paragraph" style:parent-style-name="Text_20_body" style:list-style-name="L1">
      <style:text-properties officeooo:rsid="00a44f33" officeooo:paragraph-rsid="00a44f33"/>
    </style:style>
    <style:style style:name="P36" style:family="paragraph" style:parent-style-name="Text_20_body" style:list-style-name="L1">
      <style:text-properties officeooo:rsid="00a44f33" officeooo:paragraph-rsid="00b618ee"/>
    </style:style>
    <style:style style:name="P37" style:family="paragraph" style:parent-style-name="Text_20_body" style:list-style-name="L1">
      <style:text-properties officeooo:rsid="00a44f33" officeooo:paragraph-rsid="00b7ddb4"/>
    </style:style>
    <style:style style:name="P38" style:family="paragraph" style:parent-style-name="Text_20_body" style:list-style-name="L1">
      <style:text-properties officeooo:rsid="00a50979" officeooo:paragraph-rsid="00a50979"/>
    </style:style>
    <style:style style:name="P39" style:family="paragraph" style:parent-style-name="Text_20_body" style:list-style-name="L1">
      <style:text-properties officeooo:rsid="00a50979" officeooo:paragraph-rsid="00ae5742"/>
    </style:style>
    <style:style style:name="P40" style:family="paragraph" style:parent-style-name="Text_20_body" style:list-style-name="L1">
      <style:text-properties officeooo:rsid="00a50979" officeooo:paragraph-rsid="00afab11"/>
    </style:style>
    <style:style style:name="P41" style:family="paragraph" style:parent-style-name="Text_20_body" style:list-style-name="L1">
      <style:text-properties officeooo:rsid="00a6fc71" officeooo:paragraph-rsid="00a6fc71"/>
    </style:style>
    <style:style style:name="P42" style:family="paragraph" style:parent-style-name="Text_20_body" style:list-style-name="L1">
      <style:text-properties officeooo:rsid="00a75168" officeooo:paragraph-rsid="00a75168"/>
    </style:style>
    <style:style style:name="P43" style:family="paragraph" style:parent-style-name="Text_20_body" style:list-style-name="L1">
      <style:text-properties style:font-name="Monospace" fo:language="uk" fo:country="UA" officeooo:rsid="001ed1ca" officeooo:paragraph-rsid="007ea8da" style:font-size-asian="10.5pt"/>
    </style:style>
    <style:style style:name="P44" style:family="paragraph" style:parent-style-name="Text_20_body" style:list-style-name="L1">
      <style:text-properties officeooo:rsid="007e5e79" officeooo:paragraph-rsid="007e5e79"/>
    </style:style>
    <style:style style:name="P45" style:family="paragraph" style:parent-style-name="Text_20_body" style:list-style-name="L1">
      <style:text-properties officeooo:rsid="00b5c422" officeooo:paragraph-rsid="00b5c422"/>
    </style:style>
    <style:style style:name="P46" style:family="paragraph" style:parent-style-name="Text_20_body" style:list-style-name="L1">
      <style:text-properties officeooo:rsid="00b5c422" officeooo:paragraph-rsid="00b618ee"/>
    </style:style>
    <style:style style:name="P47" style:family="paragraph" style:parent-style-name="Text_20_body" style:list-style-name="L1">
      <style:text-properties officeooo:rsid="00b618ee" officeooo:paragraph-rsid="00b618ee"/>
    </style:style>
    <style:style style:name="P48" style:family="paragraph" style:parent-style-name="Text_20_body" style:list-style-name="L1">
      <style:text-properties officeooo:rsid="00b7ddb4" officeooo:paragraph-rsid="00b7ddb4"/>
    </style:style>
    <style:style style:name="P49" style:family="paragraph" style:parent-style-name="Text_20_body" style:list-style-name="L1">
      <style:paragraph-properties fo:margin-left="0in" fo:margin-right="0in" fo:text-indent="0in" style:auto-text-indent="false"/>
      <style:text-properties style:font-name="Monospace" fo:language="uk" fo:country="UA" officeooo:rsid="00a6b6ee" officeooo:paragraph-rsid="00a6b6ee" style:font-size-asian="10.5pt"/>
    </style:style>
    <style:style style:name="P50" style:family="paragraph" style:parent-style-name="Code">
      <style:text-properties officeooo:rsid="00b889d1" officeooo:paragraph-rsid="00b889d1"/>
    </style:style>
    <style:style style:name="P51" style:family="paragraph" style:parent-style-name="Code">
      <style:text-properties officeooo:rsid="00bb8284" officeooo:paragraph-rsid="00bb8284"/>
    </style:style>
    <style:style style:name="T1" style:family="text">
      <style:text-properties officeooo:rsid="001ed1ca"/>
    </style:style>
    <style:style style:name="T2" style:family="text">
      <style:text-properties officeooo:rsid="007c600f"/>
    </style:style>
    <style:style style:name="T3" style:family="text">
      <style:text-properties officeooo:rsid="007cd57a"/>
    </style:style>
    <style:style style:name="T4" style:family="text">
      <style:text-properties style:font-name="Monospace" fo:language="uk" fo:country="UA" officeooo:rsid="001ed1ca" style:font-size-asian="10.5pt"/>
    </style:style>
    <style:style style:name="T5" style:family="text">
      <style:text-properties officeooo:rsid="008d7034"/>
    </style:style>
    <style:style style:name="T6" style:family="text">
      <style:text-properties officeooo:rsid="00978ac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9ab99a"/>
    </style:style>
    <style:style style:name="T9" style:family="text">
      <style:text-properties fo:language="uk" fo:country="UA"/>
    </style:style>
    <style:style style:name="T10" style:family="text">
      <style:text-properties fo:language="uk" fo:country="UA" officeooo:rsid="009ab99a"/>
    </style:style>
    <style:style style:name="T11" style:family="text">
      <style:text-properties fo:language="uk" fo:country="UA" officeooo:rsid="00afab11"/>
    </style:style>
    <style:style style:name="T12" style:family="text">
      <style:text-properties fo:language="uk" fo:country="UA" officeooo:rsid="009b6320"/>
    </style:style>
    <style:style style:name="T13" style:family="text">
      <style:text-properties fo:language="uk" fo:country="UA" officeooo:rsid="00b5c422"/>
    </style:style>
    <style:style style:name="T14" style:family="text">
      <style:text-properties officeooo:rsid="009cc9a5"/>
    </style:style>
    <style:style style:name="T15" style:family="text">
      <style:text-properties officeooo:rsid="00a50979"/>
    </style:style>
    <style:style style:name="T16" style:family="text">
      <style:text-properties officeooo:rsid="00acfb19"/>
    </style:style>
    <style:style style:name="T17" style:family="text">
      <style:text-properties officeooo:rsid="00ae5742"/>
    </style:style>
    <style:style style:name="T18" style:family="text">
      <style:text-properties officeooo:rsid="00afab11"/>
    </style:style>
    <style:style style:name="T19" style:family="text">
      <style:text-properties officeooo:rsid="00b1e817"/>
    </style:style>
    <style:style style:name="T20" style:family="text">
      <style:text-properties officeooo:rsid="00b5c422"/>
    </style:style>
    <style:style style:name="T21" style:family="text">
      <style:text-properties officeooo:rsid="00b618ee"/>
    </style:style>
    <style:style style:name="T22" style:family="text">
      <style:text-properties officeooo:rsid="00b7ddb4"/>
    </style:style>
    <style:style style:name="T23" style:family="text">
      <style:text-properties officeooo:rsid="00b889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<text:span text:style-name="T2">алгоритми і структури даних</text:span>" </text:p>
      <text:p text:style-name="Title">студента групи ПА-17-1</text:p>
      <text:p text:style-name="Title">Панасенка <text:span text:style-name="T16">Єгора</text:span> Сергійовича</text:p>
      <text:p text:style-name="Title">Кафедра комп’ютерних технологій, фпм, дну </text:p>
      <text:p text:style-name="Title">2017-2018 навч.р.</text:p>
      <text:p text:style-name="Text_20_body"/>
      <text:list xml:id="list9060900509120568085" text:style-name="L1">
        <text:list-item>
          <text:p text:style-name="P13">Постановка задачі:</text:p>
          <text:list>
            <text:list-header>
              <text:p text:style-name="P16">Розробити програму, в якій</text:p>
              <text:list>
                <text:list-item>
                  <text:p text:style-name="P16">реалізувати абстрактний тип даних, необхідний для виконання індивідуального завдання згідно з варіантом (стек або чергу);</text:p>
                </text:list-item>
                <text:list-item>
                  <text:p text:style-name="P16">реалізувати основні операції для розробленої структури;</text:p>
                </text:list-item>
                <text:list-item>
                  <text:p text:style-name="P16">реалізувати індивідуальне завдання.</text:p>
                </text:list-item>
              </text:list>
              <text:p text:style-name="P16">Обов’язкові вимоги:</text:p>
              <text:list>
                <text:list-item text:start-value="1">
                  <text:p text:style-name="P16">після завантаження програма пропонує користувачу меню для вибору дії з такими пунктами:</text:p>
                  <text:list>
                    <text:list-item>
                      <text:p text:style-name="P16">Додати елемент до структури даних.</text:p>
                    </text:list-item>
                    <text:list-item>
                      <text:p text:style-name="P16">Видалити елемент із структури даних.</text:p>
                    </text:list-item>
                    <text:list-item>
                      <text:p text:style-name="P16">Вивести елементи структури на екран.</text:p>
                    </text:list-item>
                    <text:list-item>
                      <text:p text:style-name="P16">Очистити структуру.</text:p>
                    </text:list-item>
                    <text:list-item>
                      <text:p text:style-name="P16">Вивести кількість елементів структури, індекс першого та останнього елементу.</text:p>
                    </text:list-item>
                    <text:list-item>
                      <text:p text:style-name="P16">Пункти щодо індивідуальних завдань згідно з варіантом ;</text:p>
                    </text:list-item>
                    <text:list-item>
                      <text:p text:style-name="P16">Завершення роботи.</text:p>
                    </text:list-item>
                  </text:list>
                </text:list-item>
                <text:list-item>
                  <text:p text:style-name="P16">Організувати роботу програми таким чином, щоб перелічені вище дії можна було б виконувати неодноразово за один сеанс роботи програми.</text:p>
                </text:list-item>
                <text:list-item>
                  <text:p text:style-name="P16">При видаленні елементів передбачити обробку помилкових ситуацій, коли будуть виконуватися спроби видалення елемента із порожньої структури.</text:p>
                </text:list-item>
                <text:list-item>
                  <text:p text:style-name="P16">Структуру даних реалізувати на базі масиву із n елементів (розмір масиву n вводити з клавіатури) або на базі однозв’язного списку – на вибір студента, якщо спосіб реалізації структури не зазначений в індивідуальному завданні.</text:p>
                </text:list-item>
                <text:list-item>
                  <text:p text:style-name="P16"><text:soft-page-break/>Операції над структурою даних реалізувати у вигляді окремих функцій.</text:p>
                </text:list-item>
                <text:list-item>
                  <text:p text:style-name="P16">Індивідуальні завдання за варіантом – окремі функції.</text:p>
                </text:list-item>
                <text:list-item>
                  <text:p text:style-name="P16">Для виконання операцій над елементами структури використовувати розроблені операції-функції, які відповідають порядку роботи даної структури (наприклад, неможна видаляти елемент з середини стеку або черги).</text:p>
                </text:list-item>
              </text:list>
              <text:p text:style-name="P16">Варіант 7</text:p>
              <text:p text:style-name="P16">Розробити програму для конвертації цілих десяткових чисел у двійкову систему числення. Для розв’язання задачі використати стек на базі статичного масиву.</text:p>
            </text:list-header>
          </text:list>
        </text:list-item>
        <text:list-item>
          <text:p text:style-name="P12">Опис <text:span text:style-name="T3">структури программи та реалізованих функцій:</text:span></text:p>
          <text:list>
            <text:list-item>
              <text:p text:style-name="P17">Програма задає тип <text:span text:style-name="T20">stack</text:span> з struct <text:span text:style-name="T20">stack</text:span>, а також задає struct <text:span text:style-name="T20">stack</text:span> з такими полями:</text:p>
              <text:list>
                <text:list-item>
                  <text:p text:style-name="P17"><text:span text:style-name="T20">a</text:span> — де зберігається <text:span text:style-name="T20">адреса масиву з даними</text:span></text:p>
                </text:list-item>
                <text:list-item>
                  <text:p text:style-name="P17"><text:span text:style-name="T20">size</text:span> — де зберігається <text:span text:style-name="T20">кількість елементів</text:span></text:p>
                </text:list-item>
                <text:list-item>
                  <text:p text:style-name="P15"><text:span text:style-name="T20">chunks — де зберігається фізичний розмір масиву у чанках (блоках, </text:span><text:bookmark text:name="result_box1"/><text:span text:style-name="T9">за замовчуванням</text:span><text:span text:style-name="T13"> по</text:span><text:span text:style-name="T20"> 128 байт)</text:span></text:p>
                </text:list-item>
              </text:list>
            </text:list-item>
            <text:list-item>
              <text:p text:style-name="P12">Про<text:span text:style-name="T4">грамма має такі функції:</text:span></text:p>
              <text:list>
                <text:list-item>
                  <text:p text:style-name="P12">void ign_other(FILE * input)</text:p>
                  <text:list>
                    <text:list-item>
                      <text:p text:style-name="P12"><text:s/>Ігнорує непотрібні данні до кінця рядка. Наприклад якщо ми запросили одне число, а ввели число і якийсь текст то программа забере тільки число.</text:p>
                    </text:list-item>
                    <text:list-item>
                      <text:p text:style-name="P12">Аргументи:</text:p>
                      <text:list>
                        <text:list-item>
                          <text:p text:style-name="P12">input - вхідний поток.</text:p>
                        </text:list-item>
                      </text:list>
                    </text:list-item>
                    <text:list-item>
                      <text:p text:style-name="P12">Функція нічого не виводить.</text:p>
                    </text:list-item>
                  </text:list>
                </text:list-item>
                <text:list-item>
                  <text:p text:style-name="P17">int get_number (FILE * input, FILE * output, char message[], int min, int max)</text:p>
                  <text:list>
                    <text:list-item>
                      <text:p text:style-name="P17">Циклічно забирає число у проміжку з min до max з вхідного потоку доки не отримає потрібне число</text:p>
                    </text:list-item>
                    <text:list-item>
                      <text:p text:style-name="P20">Аргументи</text:p>
                      <text:list>
                        <text:list-item>
                          <text:p text:style-name="P17">input — вхідний потік даних</text:p>
                        </text:list-item>
                        <text:list-item>
                          <text:p text:style-name="P17">output — вихідний потік даних</text:p>
                        </text:list-item>
                        <text:list-item>
                          <text:p text:style-name="P17">message — повідомлення у якому повинен буди запит на число</text:p>
                        </text:list-item>
                        <text:list-item>
                          <text:p text:style-name="P17">min — мінімальне доступне значення</text:p>
                        </text:list-item>
                        <text:list-item>
                          <text:p text:style-name="P17"><text:soft-page-break/>max — максимально доступне значення</text:p>
                        </text:list-item>
                      </text:list>
                    </text:list-item>
                    <text:list-item>
                      <text:p text:style-name="P17">Функція виводить число від min до max</text:p>
                    </text:list-item>
                  </text:list>
                </text:list-item>
                <text:list-item>
                  <text:p text:style-name="P45">stack * stack_init ()</text:p>
                  <text:list>
                    <text:list-item>
                      <text:p text:style-name="P45">Створює стек</text:p>
                    </text:list-item>
                    <text:list-item>
                      <text:p text:style-name="P45">Аргументів немає</text:p>
                    </text:list-item>
                    <text:list-item>
                      <text:p text:style-name="P45">Функція виводить адресу нового стеку</text:p>
                    </text:list-item>
                  </text:list>
                </text:list-item>
                <text:list-item>
                  <text:p text:style-name="P45">void stack_push (stack * st, int x)</text:p>
                  <text:list>
                    <text:list-item>
                      <text:p text:style-name="P17">Додає один елемент у <text:span text:style-name="T20">стек</text:span></text:p>
                    </text:list-item>
                    <text:list-item>
                      <text:p text:style-name="P20">Аргументи</text:p>
                      <text:list>
                        <text:list-item>
                          <text:p text:style-name="P28"><text:span text:style-name="T20">st</text:span> — <text:span text:style-name="T20">адреса стеку</text:span></text:p>
                        </text:list-item>
                        <text:list-item>
                          <text:p text:style-name="P28"><text:span text:style-name="T20">x</text:span> — значення яке буде у нового елемента</text:p>
                        </text:list-item>
                      </text:list>
                    </text:list-item>
                    <text:list-item>
                      <text:p text:style-name="P28">Функція <text:span text:style-name="T20">нічого не</text:span> виводить</text:p>
                    </text:list-item>
                  </text:list>
                </text:list-item>
                <text:list-item>
                  <text:p text:style-name="P45">char stack_empty (stack * st)</text:p>
                  <text:list>
                    <text:list-item>
                      <text:p text:style-name="P45">Перевіряє чи є стек пустим</text:p>
                    </text:list-item>
                    <text:list-item>
                      <text:p text:style-name="P25">Аргументи</text:p>
                      <text:list>
                        <text:list-item>
                          <text:p text:style-name="P32"><text:span text:style-name="T20">st</text:span> — <text:span text:style-name="T20">адреса стеку</text:span></text:p>
                        </text:list-item>
                      </text:list>
                    </text:list-item>
                    <text:list-item>
                      <text:p text:style-name="P32">Функція <text:span text:style-name="T20">1 якщо стек пустий та 0 якщо не пустий</text:span></text:p>
                    </text:list-item>
                  </text:list>
                </text:list-item>
                <text:list-item>
                  <text:p text:style-name="P45">int stack_size (stack * st)</text:p>
                  <text:list>
                    <text:list-item>
                      <text:p text:style-name="P45">Виводить розмір стеку</text:p>
                    </text:list-item>
                    <text:list-item>
                      <text:p text:style-name="P25">Аргументи</text:p>
                      <text:list>
                        <text:list-item>
                          <text:p text:style-name="P32"><text:span text:style-name="T20">st</text:span> — <text:span text:style-name="T20">адреса стеку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5">int stack_pop (stack * st)</text:p>
                  <text:list>
                    <text:list-item>
                      <text:p text:style-name="P45">Виводить та видаляє останній елемент зі стеку</text:p>
                    </text:list-item>
                    <text:list-item>
                      <text:p text:style-name="P25">Аргументи</text:p>
                      <text:list>
                        <text:list-item>
                          <text:p text:style-name="P32"><text:span text:style-name="T20">st</text:span> — <text:span text:style-name="T20">адреса стеку</text:span></text:p>
                        </text:list-item>
                      </text:list>
                    </text:list-item>
                    <text:list-item>
                      <text:p text:style-name="P45">Виводить останній елемент зі стеку</text:p>
                    </text:list-item>
                  </text:list>
                </text:list-item>
                <text:list-item>
                  <text:p text:style-name="P45">int stack_top (stack * st)</text:p>
                  <text:list>
                    <text:list-item>
                      <text:p text:style-name="P45">Виводить останній елемент зі стеку</text:p>
                    </text:list-item>
                    <text:list-item>
                      <text:p text:style-name="P25">Аргументи</text:p>
                      <text:list>
                        <text:list-item>
                          <text:p text:style-name="P32"><text:span text:style-name="T20">st</text:span> — <text:span text:style-name="T20">адреса стеку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5">void stack_print (FILE * output, stack * st)</text:p>
                  <text:list>
                    <text:list-item>
                      <text:p text:style-name="P35">Показує усі елементи списку в <text:span text:style-name="T14">output</text:span></text:p>
                    </text:list-item>
                    <text:list-item>
                      <text:p text:style-name="P21"><text:soft-page-break/>Аргументи</text:p>
                      <text:list>
                        <text:list-item>
                          <text:p text:style-name="P18">output — вихідний потік даних</text:p>
                        </text:list-item>
                        <text:list-item>
                          <text:p text:style-name="P32"><text:span text:style-name="T20">st</text:span> — <text:span text:style-name="T20">адреса стеку</text:span></text:p>
                        </text:list-item>
                      </text:list>
                    </text:list-item>
                    <text:list-item>
                      <text:p text:style-name="P35">Функція <text:span text:style-name="T20">нічого не виводить</text:span></text:p>
                    </text:list-item>
                  </text:list>
                </text:list-item>
                <text:list-item>
                  <text:p text:style-name="P45">void stack_clean (stack * st)</text:p>
                  <text:list>
                    <text:list-item>
                      <text:p text:style-name="P46">Очищує стек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33"><text:span text:style-name="T20">st</text:span> — <text:span text:style-name="T20">адреса стеку</text:span></text:p>
                        </text:list-item>
                      </text:list>
                    </text:list-item>
                    <text:list-item>
                      <text:p text:style-name="P36">Функція <text:span text:style-name="T20">нічого не виводить</text:span></text:p>
                    </text:list-item>
                  </text:list>
                </text:list-item>
                <text:list-item>
                  <text:p text:style-name="P47">void stack_print_info (FILE * output, stack * st)</text:p>
                  <text:list>
                    <text:list-item>
                      <text:p text:style-name="P36">Показує <text:span text:style-name="T21">кількість елементів, перший та останній індекс</text:span>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19">output — вихідний потік даних</text:p>
                        </text:list-item>
                        <text:list-item>
                          <text:p text:style-name="P33"><text:span text:style-name="T20">st</text:span> — <text:span text:style-name="T20">адреса стеку</text:span></text:p>
                        </text:list-item>
                      </text:list>
                    </text:list-item>
                    <text:list-item>
                      <text:p text:style-name="P36">Функція <text:span text:style-name="T20">нічого не виводить</text:span></text:p>
                    </text:list-item>
                  </text:list>
                </text:list-item>
                <text:list-item>
                  <text:p text:style-name="P48">char * convert_to_binary (stack * st, int x)</text:p>
                  <text:list>
                    <text:list-item>
                      <text:p text:style-name="P48">Перетворює число у бінарний вигляд.</text:p>
                    </text:list-item>
                    <text:list-item>
                      <text:p text:style-name="P21">Аргументи</text:p>
                      <text:list>
                        <text:list-item>
                          <text:p text:style-name="P34"><text:span text:style-name="T20">st</text:span> — <text:span text:style-name="T20">адреса стеку</text:span></text:p>
                        </text:list-item>
                        <text:list-item>
                          <text:p text:style-name="P48">x — число яке буде перетворене</text:p>
                        </text:list-item>
                      </text:list>
                    </text:list-item>
                    <text:list-item>
                      <text:p text:style-name="P37">Виводить <text:span text:style-name="T22">строку <text:s/>бінарного вигляду</text:span></text:p>
                    </text:list-item>
                  </text:list>
                </text:list-item>
                <text:list-item>
                  <text:p text:style-name="P48">stack * stack_delete (stack * st)</text:p>
                  <text:list>
                    <text:list-item>
                      <text:p text:style-name="P48">Видаляє стек</text:p>
                    </text:list-item>
                    <text:list-item>
                      <text:p text:style-name="P27">Аргументи</text:p>
                      <text:list>
                        <text:list-item>
                          <text:p text:style-name="P34"><text:span text:style-name="T20">st</text:span> — <text:span text:style-name="T20">адреса стеку</text:span></text:p>
                        </text:list-item>
                      </text:list>
                    </text:list-item>
                    <text:list-item>
                      <text:p text:style-name="P48">Виводить NULL</text:p>
                    </text:list-item>
                  </text:list>
                </text:list-item>
              </text:list>
            </text:list-item>
            <text:list-item>
              <text:p text:style-name="P12"><text:span text:style-name="T5">У го</text:span>ловній функції виконуються такі дії:</text:p>
              <text:list>
                <text:list-item>
                  <text:p text:style-name="P12">Цикл доки не отримаємо запит на вихід програми</text:p>
                  <text:list>
                    <text:list-item>
                      <text:p text:style-name="P41">Вихід меню</text:p>
                    </text:list-item>
                    <text:list-item>
                      <text:p text:style-name="P41">Запит числа</text:p>
                    </text:list-item>
                    <text:list-item>
                      <text:p text:style-name="P41">За пунктом меню виконує потрібну функцію</text:p>
                    </text:list-item>
                    <text:list-item>
                      <text:p text:style-name="P41">Якщо не потрібно виходити з програми</text:p>
                      <text:list>
                        <text:list-item>
                          <text:p text:style-name="P41"><text:soft-page-break/>Показує <text:span text:style-name="T23">стек</text:span></text:p>
                        </text:list-item>
                        <text:list-item>
                          <text:p text:style-name="P41">Запитує ENTER для продовження</text:p>
                        </text:list-item>
                        <text:list-item>
                          <text:p text:style-name="P41">Запитує данні доки не отримаємо ENTER</text:p>
                        </text:list-item>
                      </text:list>
                    </text:list-item>
                  </text:list>
                </text:list-item>
                <text:list-item>
                  <text:p text:style-name="P41">Видаляємо <text:span text:style-name="T23">стек</text:span></text:p>
                </text:list-item>
                <text:list-item>
                  <text:p text:style-name="P41">Виходимо з програми</text:p>
                </text:list-item>
              </text:list>
            </text:list-item>
          </text:list>
        </text:list-item>
        <text:list-item>
          <text:p text:style-name="P43">Код:</text:p>
          <text:p text:style-name="P49">main.c</text:p>
        </text:list-item>
      </text:list>
      <text:p text:style-name="P50">#include &lt;stdio.h&gt;</text:p>
      <text:p text:style-name="P50">#include &lt;stdlib.h&gt;</text:p>
      <text:p text:style-name="P50">#include &lt;limits.h&gt;</text:p>
      <text:p text:style-name="P50"/>
      <text:p text:style-name="P50">#define CHUNK 128</text:p>
      <text:p text:style-name="P50"/>
      <text:p text:style-name="P50">void ign_other(FILE * input) {</text:p>
      <text:p text:style-name="P50"><text:tab/>char c = 0;</text:p>
      <text:p text:style-name="P50"><text:tab/>while (c!='\n')</text:p>
      <text:p text:style-name="P50"><text:tab/><text:tab/>c=fgetc(input);</text:p>
      <text:p text:style-name="P50">}</text:p>
      <text:p text:style-name="P50"/>
      <text:p text:style-name="P50">int get_number (FILE * input, FILE * output, char message[], int min, int max) {</text:p>
      <text:p text:style-name="P50"><text:tab/>int number = min-1;</text:p>
      <text:p text:style-name="P50"><text:tab/>while (number &lt; min || number &gt; max) {</text:p>
      <text:p text:style-name="P50"><text:tab/><text:tab/>fprintf(output,"%s:\n",message);</text:p>
      <text:p text:style-name="P50"><text:tab/><text:tab/>fscanf(input,"%i",&amp;number);</text:p>
      <text:p text:style-name="P50"><text:tab/><text:tab/>ign_other(stdin);</text:p>
      <text:p text:style-name="P50"><text:tab/><text:tab/>if (number &lt; min || number &gt; max) {</text:p>
      <text:p text:style-name="P50"><text:tab/><text:tab/><text:tab/>system("clear");</text:p>
      <text:p text:style-name="P50"><text:tab/><text:tab/><text:tab/>fprintf(output,"Вы ввели неправильне число, дозволено тільки ціле число від %i до %i\n",min,max);</text:p>
      <text:p text:style-name="P50"><text:tab/><text:tab/>}</text:p>
      <text:p text:style-name="P50"><text:tab/>}</text:p>
      <text:p text:style-name="P50"><text:tab/>return number;</text:p>
      <text:p text:style-name="P50">}</text:p>
      <text:p text:style-name="P50"/>
      <text:p text:style-name="P50">typedef struct stack stack;</text:p>
      <text:p text:style-name="P50">struct stack</text:p>
      <text:p text:style-name="P50">{</text:p>
      <text:p text:style-name="P50"><text:tab/>int * a;</text:p>
      <text:p text:style-name="P50"><text:tab/>int size;</text:p>
      <text:p text:style-name="P50"><text:tab/>int chunks;</text:p>
      <text:p text:style-name="P50">};</text:p>
      <text:p text:style-name="P50"/>
      <text:p text:style-name="P50">stack * stack_init () {</text:p>
      <text:p text:style-name="P50"><text:tab/>stack * st = (stack*) malloc(sizeof(stack));</text:p>
      <text:p text:style-name="P50"><text:tab/>st-&gt;chunks = 1;</text:p>
      <text:p text:style-name="P50"><text:tab/>st-&gt;size = 0;</text:p>
      <text:p text:style-name="P50"><text:tab/>st-&gt;a = (int *) calloc(st-&gt;chunks*CHUNK,sizeof(int));</text:p>
      <text:p text:style-name="P50"><text:tab/>return st;</text:p>
      <text:p text:style-name="P50">}</text:p>
      <text:p text:style-name="P50"/>
      <text:p text:style-name="P50">void stack_push (stack * st, int x) {</text:p>
      <text:p text:style-name="P50"><text:tab/>if (st-&gt;chunks*CHUNK == st-&gt;size) {</text:p>
      <text:p text:style-name="P50"><text:soft-page-break/><text:tab/><text:tab/>st-&gt;chunks++;</text:p>
      <text:p text:style-name="P50"><text:tab/><text:tab/>st-&gt;a = (int *) realloc (st-&gt;a, st-&gt;chunks * CHUNK * sizeof(int));</text:p>
      <text:p text:style-name="P50"><text:tab/>}</text:p>
      <text:p text:style-name="P50"><text:tab/>st-&gt;a[st-&gt;size++]=x;</text:p>
      <text:p text:style-name="P50"/>
      <text:p text:style-name="P50">}</text:p>
      <text:p text:style-name="P50"/>
      <text:p text:style-name="P50">char stack_empty (stack * st) {</text:p>
      <text:p text:style-name="P50"><text:tab/>if (st-&gt;size == 0) return 1;</text:p>
      <text:p text:style-name="P50"><text:tab/>else return 0;</text:p>
      <text:p text:style-name="P50">}</text:p>
      <text:p text:style-name="P50"/>
      <text:p text:style-name="P50">int stack_size (stack * st) {</text:p>
      <text:p text:style-name="P50"><text:tab/>return st-&gt;size;</text:p>
      <text:p text:style-name="P50">}</text:p>
      <text:p text:style-name="P50"/>
      <text:p text:style-name="P50">int stack_pop (stack * st) {</text:p>
      <text:p text:style-name="P50"><text:tab/>if (stack_empty(st)) return 0;</text:p>
      <text:p text:style-name="P50"><text:tab/>int x = st-&gt;a[st-&gt;size-1];</text:p>
      <text:p text:style-name="P50"><text:tab/>st-&gt;size--;</text:p>
      <text:p text:style-name="P50"><text:tab/>return x;</text:p>
      <text:p text:style-name="P50">}</text:p>
      <text:p text:style-name="P50"/>
      <text:p text:style-name="P50">int stack_top (stack * st) {</text:p>
      <text:p text:style-name="P50"><text:tab/>if (stack_empty(st)) return 0;</text:p>
      <text:p text:style-name="P50"><text:tab/>return st-&gt;a[st-&gt;size-1];</text:p>
      <text:p text:style-name="P50">}</text:p>
      <text:p text:style-name="P50"/>
      <text:p text:style-name="P50">void stack_print (FILE * output, stack * st) {</text:p>
      <text:p text:style-name="P50"><text:tab/>if (stack_empty(st)) {</text:p>
      <text:p text:style-name="P50"><text:tab/><text:tab/>fprintf(output,"Stack is empty\n");</text:p>
      <text:p text:style-name="P50"><text:tab/><text:tab/>return;</text:p>
      <text:p text:style-name="P50"><text:tab/>}</text:p>
      <text:p text:style-name="P50"><text:tab/>for (int i=0;i&lt;stack_size(st)-1;i++)</text:p>
      <text:p text:style-name="P50"><text:tab/><text:tab/>fprintf(output,"%i ",st-&gt;a[i]);</text:p>
      <text:p text:style-name="P50"><text:tab/>fprintf(output,"%i\n",st-&gt;a[stack_size(st)-1]);</text:p>
      <text:p text:style-name="P50">}</text:p>
      <text:p text:style-name="P50"/>
      <text:p text:style-name="P50">void stack_clean (stack * st) {</text:p>
      <text:p text:style-name="P50"><text:tab/>st-&gt;chunks = 1;</text:p>
      <text:p text:style-name="P50"><text:tab/>st-&gt;size = 0;</text:p>
      <text:p text:style-name="P50"><text:tab/>st-&gt;a = (int *) realloc (st-&gt;a, st-&gt;chunks * CHUNK * sizeof(int));</text:p>
      <text:p text:style-name="P50">}</text:p>
      <text:p text:style-name="P50"/>
      <text:p text:style-name="P50">void stack_print_info (FILE * output, stack * st) {</text:p>
      <text:p text:style-name="P50"><text:tab/>if (stack_empty(st)) fprintf(output,"Stack is empty\n");</text:p>
      <text:p text:style-name="P50"><text:tab/>fprintf(output,"Size - %i, first index - %i, last index - %i\n",st-&gt;size,0,st-&gt;size-1);</text:p>
      <text:p text:style-name="P50">}</text:p>
      <text:p text:style-name="P50"/>
      <text:p text:style-name="P50">char * convert_to_binary (stack * st, int x) {</text:p>
      <text:p text:style-name="P50"><text:tab/>stack_clean(st);</text:p>
      <text:p text:style-name="P50"><text:tab/>int tmp = x;</text:p>
      <text:p text:style-name="P50"><text:tab/>while (tmp &gt; 1) {</text:p>
      <text:p text:style-name="P50"><text:tab/><text:tab/>stack_push(st,tmp%2);</text:p>
      <text:p text:style-name="P50"><text:tab/><text:tab/>tmp/=2;</text:p>
      <text:p text:style-name="P50"><text:tab/>}</text:p>
      <text:p text:style-name="P50"><text:tab/>if (tmp%2)</text:p>
      <text:p text:style-name="P50"><text:soft-page-break/><text:tab/>stack_push(st,1);</text:p>
      <text:p text:style-name="P50"><text:tab/>char * str = (char*) calloc(stack_size(st)+1,sizeof(char));</text:p>
      <text:p text:style-name="P50"><text:tab/>for (int i=0;stack_size(st) &gt; 0;i++) {</text:p>
      <text:p text:style-name="P50"><text:tab/><text:tab/>str[i]=stack_pop(st)+'0';</text:p>
      <text:p text:style-name="P50"><text:tab/>}</text:p>
      <text:p text:style-name="P50"><text:tab/>return str;</text:p>
      <text:p text:style-name="P50">}</text:p>
      <text:p text:style-name="P50"/>
      <text:p text:style-name="P50">stack * stack_delete (stack * st) {</text:p>
      <text:p text:style-name="P50"><text:tab/>free(st-&gt;a);</text:p>
      <text:p text:style-name="P50"><text:tab/>free(st);</text:p>
      <text:p text:style-name="P50"><text:tab/>return NULL;</text:p>
      <text:p text:style-name="P50">}</text:p>
      <text:p text:style-name="P50"/>
      <text:p text:style-name="P50">int main () {</text:p>
      <text:p text:style-name="P50"><text:tab/>stack * st = stack_init();</text:p>
      <text:p text:style-name="P50"><text:tab/>int answer = 0;</text:p>
      <text:p text:style-name="P50"><text:tab/>while (answer != 7) {</text:p>
      <text:p text:style-name="P50"><text:tab/><text:tab/>printf("Choose action:\n");</text:p>
      <text:p text:style-name="P50"><text:tab/><text:tab/>printf("1. Push to stack\n");</text:p>
      <text:p text:style-name="P50"><text:tab/><text:tab/>printf("2. Pop from stack\n");</text:p>
      <text:p text:style-name="P50"><text:tab/><text:tab/>printf("3. Print stack\n");</text:p>
      <text:p text:style-name="P50"><text:tab/><text:tab/>printf("4. Clean stack\n");</text:p>
      <text:p text:style-name="P50"><text:tab/><text:tab/>printf("5. Print info about stack\n");</text:p>
      <text:p text:style-name="P50"><text:tab/><text:tab/>printf("6. Convert number to binary\n");</text:p>
      <text:p text:style-name="P50"><text:tab/><text:tab/>printf("7. Exit\n");</text:p>
      <text:p text:style-name="P50"><text:tab/><text:tab/>scanf("%i",&amp;answer);</text:p>
      <text:p text:style-name="P50"><text:tab/><text:tab/>ign_other(stdin);</text:p>
      <text:p text:style-name="P50"><text:tab/><text:tab/>system("clear");</text:p>
      <text:p text:style-name="P50"><text:tab/><text:tab/>switch (answer) {</text:p>
      <text:p text:style-name="P50"><text:tab/><text:tab/><text:tab/>case 1:</text:p>
      <text:p text:style-name="P50"><text:tab/><text:tab/><text:tab/><text:tab/>stack_push(st, get_number(stdin,stdout,"Enter number",INT_MIN+1,INT_MAX-1));</text:p>
      <text:p text:style-name="P50"><text:tab/><text:tab/><text:tab/><text:tab/>break;</text:p>
      <text:p text:style-name="P50"><text:tab/><text:tab/><text:tab/>case 2:</text:p>
      <text:p text:style-name="P50"><text:tab/><text:tab/><text:tab/><text:tab/>printf("Last element: %i\n",stack_pop(st));</text:p>
      <text:p text:style-name="P50"><text:tab/><text:tab/><text:tab/><text:tab/>break;</text:p>
      <text:p text:style-name="P50"><text:tab/><text:tab/><text:tab/>case 3:</text:p>
      <text:p text:style-name="P50"><text:tab/><text:tab/><text:tab/><text:tab/>//~ stack_print(stdout,st);</text:p>
      <text:p text:style-name="P50"><text:tab/><text:tab/><text:tab/><text:tab/>break;</text:p>
      <text:p text:style-name="P50"><text:tab/><text:tab/><text:tab/>case 4:</text:p>
      <text:p text:style-name="P50"><text:tab/><text:tab/><text:tab/><text:tab/>stack_clean(st);</text:p>
      <text:p text:style-name="P50"><text:tab/><text:tab/><text:tab/><text:tab/>break;</text:p>
      <text:p text:style-name="P50"><text:tab/><text:tab/><text:tab/>case 5:</text:p>
      <text:p text:style-name="P50"><text:tab/><text:tab/><text:tab/><text:tab/>stack_print_info(stdout,st);</text:p>
      <text:p text:style-name="P50"><text:tab/><text:tab/><text:tab/><text:tab/>break;</text:p>
      <text:p text:style-name="P50"><text:tab/><text:tab/><text:tab/>case 6:</text:p>
      <text:p text:style-name="P50"><text:tab/><text:tab/><text:tab/><text:tab/>printf("%s\n",convert_to_binary(st,get_number(stdin,stdout,"Enter number",INT_MIN+1,INT_MAX-1)));</text:p>
      <text:p text:style-name="P50"><text:tab/><text:tab/><text:tab/><text:tab/>break;</text:p>
      <text:p text:style-name="P50"><text:tab/><text:tab/><text:tab/>case 7:</text:p>
      <text:p text:style-name="P50"><text:tab/><text:tab/><text:tab/><text:tab/>break;</text:p>
      <text:p text:style-name="P50"><text:tab/><text:tab/><text:tab/>default:</text:p>
      <text:p text:style-name="P50"><text:tab/><text:tab/><text:tab/><text:tab/>printf("Wrong input, you need to type number from 1 to 8\n");</text:p>
      <text:p text:style-name="P50"><text:tab/><text:tab/>}</text:p>
      <text:p text:style-name="P50"><text:tab/><text:tab/>if (answer != 7) {</text:p>
      <text:p text:style-name="P50"><text:soft-page-break/><text:tab/><text:tab/><text:tab/>stack_print(stdout,st);</text:p>
      <text:p text:style-name="P50"><text:tab/><text:tab/><text:tab/>printf("Click ENTER to exit.\n");</text:p>
      <text:p text:style-name="P50"><text:tab/><text:tab/><text:tab/>ign_other(stdin);</text:p>
      <text:p text:style-name="P50"><text:tab/><text:tab/><text:tab/>system("clear");</text:p>
      <text:p text:style-name="P50"><text:tab/><text:tab/>}</text:p>
      <text:p text:style-name="P50"><text:tab/>}</text:p>
      <text:p text:style-name="P50"><text:tab/>stack_delete(st);</text:p>
      <text:p text:style-name="P50"><text:tab/>return 0;</text:p>
      <text:p text:style-name="P50">}</text:p>
      <text:list xml:id="list173155336356874" text:continue-numbering="true" text:style-name="L1">
        <text:list-item>
          <text:p text:style-name="P44">Результати роботи програми:</text:p>
        </text:list-item>
      </text:list>
      <text:p text:style-name="P1">Приклад 1:</text:p>
      <text:p text:style-name="Code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</text:p>
      <text:p text:style-name="P51">Enter number:</text:p>
      <text:p text:style-name="P51">10</text:p>
      <text:p text:style-name="P51">10</text:p>
      <text:p text:style-name="P51">Click ENTER to exit.</text:p>
      <text:p text:style-name="P51"><text:s/></text:p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 </text:p>
      <text:p text:style-name="P51">Enter number:</text:p>
      <text:p text:style-name="P51">123</text:p>
      <text:p text:style-name="P51">10 123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</text:p>
      <text:p text:style-name="P51">Enter number:</text:p>
      <text:p text:style-name="P51">12312</text:p>
      <text:p text:style-name="P51">10 123 12312</text:p>
      <text:p text:style-name="P51">Click ENTER to exit.</text:p>
      <text:p text:style-name="P51"/>
      <text:p text:style-name="P51">Choose action:</text:p>
      <text:p text:style-name="P51">1. Push to stack</text:p>
      <text:p text:style-name="P51"><text:soft-page-break/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</text:p>
      <text:p text:style-name="P51">Enter number:</text:p>
      <text:p text:style-name="P51">1231341</text:p>
      <text:p text:style-name="P51">10 123 12312 1231341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5</text:p>
      <text:p text:style-name="P51">Size - 4, first index - 0, last index - 3</text:p>
      <text:p text:style-name="P51">10 123 12312 1231341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3</text:p>
      <text:p text:style-name="P51">10 123 12312 1231341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2</text:p>
      <text:p text:style-name="P51">Last element: 1231341</text:p>
      <text:p text:style-name="P51">10 123 12312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<text:soft-page-break/>3</text:p>
      <text:p text:style-name="P51">10 123 12312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5</text:p>
      <text:p text:style-name="P51">Size - 3, first index - 0, last index - 2</text:p>
      <text:p text:style-name="P51">10 123 12312</text:p>
      <text:p text:style-name="P51">Click ENTER to exit.</text:p>
      <text:p text:style-name="P51">6</text:p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6 </text:p>
      <text:p text:style-name="P51">Enter number:</text:p>
      <text:p text:style-name="P51">50</text:p>
      <text:p text:style-name="P51">110010</text:p>
      <text:p text:style-name="P51">Stack is empty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</text:p>
      <text:p text:style-name="P51">Enter number:</text:p>
      <text:p text:style-name="P51">123</text:p>
      <text:p text:style-name="P51">123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4</text:p>
      <text:p text:style-name="P51">Stack is empty</text:p>
      <text:p text:style-name="P51">Click ENTER to exit.</text:p>
      <text:p text:style-name="P51"/>
      <text:p text:style-name="P51"><text:soft-page-break/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</text:p>
      <text:p text:style-name="P51">Enter number:</text:p>
      <text:p text:style-name="P51">1231</text:p>
      <text:p text:style-name="P51">1231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1</text:p>
      <text:p text:style-name="P51">Enter number:</text:p>
      <text:p text:style-name="P51">1234</text:p>
      <text:p text:style-name="P51">1231 1234</text:p>
      <text:p text:style-name="P51">Click ENTER to exit.</text:p>
      <text:p text:style-name="P51"/>
      <text:p text:style-name="P51">Choose action:</text:p>
      <text:p text:style-name="P51">1. Push to stack</text:p>
      <text:p text:style-name="P51">2. Pop from stack</text:p>
      <text:p text:style-name="P51">3. Print stack</text:p>
      <text:p text:style-name="P51">4. Clean stack</text:p>
      <text:p text:style-name="P51">5. Print info about stack</text:p>
      <text:p text:style-name="P51">6. Convert number to binary</text:p>
      <text:p text:style-name="P51">7. Exit</text:p>
      <text:p text:style-name="P51"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5-16T17:31:53.827912829</dc:date>
    <meta:editing-duration>PT14H37M11S</meta:editing-duration>
    <meta:editing-cycles>111</meta:editing-cycles>
    <meta:generator>LibreOffice/5.1.6.2$Linux_X86_64 LibreOffice_project/10m0$Build-2</meta:generator>
    <meta:document-statistic meta:table-count="0" meta:image-count="0" meta:object-count="0" meta:page-count="11" meta:paragraph-count="451" meta:word-count="1790" meta:character-count="10698" meta:non-whitespace-character-count="9224"/>
  </office:meta>
</office:document-meta>
</file>